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knn_results(6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COUNTIFS([.B$1:.B$1048576];0;[.A$1:.A$1048576];0)" office:value-type="float" office:value="162" calcext:value-type="float">
            <text:p>162</text:p>
          </table:table-cell>
          <table:table-cell table:style-name="ce1" table:formula="of:=COUNTIFS([.B$1:.B$1048576];1;[.A$1:.A$1048576];0)" office:value-type="float" office:value="1" calcext:value-type="float">
            <text:p>1</text:p>
          </table:table-cell>
          <table:table-cell table:style-name="ce1" table:formula="of:=COUNTIFS([.B$1:.B$1048576];2;[.A$1:.A$1048576];0)" office:value-type="float" office:value="0" calcext:value-type="float">
            <text:p>0</text:p>
          </table:table-cell>
          <table:table-cell table:style-name="ce1" table:formula="of:=COUNTIFS([.B$1:.B$1048576];3;[.A$1:.A$1048576];0)" office:value-type="float" office:value="0" calcext:value-type="float">
            <text:p>0</text:p>
          </table:table-cell>
          <table:table-cell table:style-name="ce1" table:formula="of:=COUNTIFS([.B$1:.B$1048576];4;[.A$1:.A$1048576];0)" office:value-type="float" office:value="0" calcext:value-type="float">
            <text:p>0</text:p>
          </table:table-cell>
          <table:table-cell table:style-name="ce1" table:formula="of:=COUNTIFS([.B$1:.B$1048576];5;[.A$1:.A$1048576];0)" office:value-type="float" office:value="0" calcext:value-type="float">
            <text:p>0</text:p>
          </table:table-cell>
          <table:table-cell table:style-name="ce1" table:formula="of:=COUNTIFS([.B$1:.B$1048576];6;[.A$1:.A$1048576];0)" office:value-type="float" office:value="0" calcext:value-type="float">
            <text:p>0</text:p>
          </table:table-cell>
          <table:table-cell table:style-name="ce1" table:formula="of:=COUNTIFS([.B$1:.B$1048576];7;[.A$1:.A$1048576];0)" office:value-type="float" office:value="0" calcext:value-type="float">
            <text:p>0</text:p>
          </table:table-cell>
          <table:table-cell table:style-name="ce1" table:formula="of:=COUNTIFS([.B$1:.B$1048576];8;[.A$1:.A$1048576];0)" office:value-type="float" office:value="0" calcext:value-type="float">
            <text:p>0</text:p>
          </table:table-cell>
          <table:table-cell table:style-name="ce1" table:formula="of:=COUNTIFS([.B$1:.B$1048576];9;[.A$1:.A$1048576]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UNTIFS([.B$1:.B$1048576];0;[.A$1:.A$1048576];1)" office:value-type="float" office:value="2" calcext:value-type="float">
            <text:p>2</text:p>
          </table:table-cell>
          <table:table-cell table:style-name="ce2" table:formula="of:=COUNTIFS([.B$1:.B$1048576];1;[.A$1:.A$1048576];1)" office:value-type="float" office:value="178" calcext:value-type="float">
            <text:p>178</text:p>
          </table:table-cell>
          <table:table-cell table:style-name="ce2" table:formula="of:=COUNTIFS([.B$1:.B$1048576];2;[.A$1:.A$1048576];1)" office:value-type="float" office:value="0" calcext:value-type="float">
            <text:p>0</text:p>
          </table:table-cell>
          <table:table-cell table:style-name="ce2" table:formula="of:=COUNTIFS([.B$1:.B$1048576];3;[.A$1:.A$1048576];1)" office:value-type="float" office:value="0" calcext:value-type="float">
            <text:p>0</text:p>
          </table:table-cell>
          <table:table-cell table:style-name="ce2" table:formula="of:=COUNTIFS([.B$1:.B$1048576];4;[.A$1:.A$1048576];1)" office:value-type="float" office:value="0" calcext:value-type="float">
            <text:p>0</text:p>
          </table:table-cell>
          <table:table-cell table:style-name="ce2" table:formula="of:=COUNTIFS([.B$1:.B$1048576];5;[.A$1:.A$1048576];1)" office:value-type="float" office:value="0" calcext:value-type="float">
            <text:p>0</text:p>
          </table:table-cell>
          <table:table-cell table:style-name="ce2" table:formula="of:=COUNTIFS([.B$1:.B$1048576];6;[.A$1:.A$1048576];1)" office:value-type="float" office:value="0" calcext:value-type="float">
            <text:p>0</text:p>
          </table:table-cell>
          <table:table-cell table:style-name="ce2" table:formula="of:=COUNTIFS([.B$1:.B$1048576];7;[.A$1:.A$1048576];1)" office:value-type="float" office:value="1" calcext:value-type="float">
            <text:p>1</text:p>
          </table:table-cell>
          <table:table-cell table:style-name="ce2" table:formula="of:=COUNTIFS([.B$1:.B$1048576];8;[.A$1:.A$1048576];1)" office:value-type="float" office:value="0" calcext:value-type="float">
            <text:p>0</text:p>
          </table:table-cell>
          <table:table-cell table:style-name="ce2" table:formula="of:=COUNTIFS([.B$1:.B$1048576];9;[.A$1:.A$1048576];1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COUNTIFS([.B$1:.B$1048576];0;[.A$1:.A$1048576];2)" office:value-type="float" office:value="12" calcext:value-type="float">
            <text:p>12</text:p>
          </table:table-cell>
          <table:table-cell table:style-name="ce3" table:formula="of:=COUNTIFS([.B$1:.B$1048576];1;[.A$1:.A$1048576];2)" office:value-type="float" office:value="6" calcext:value-type="float">
            <text:p>6</text:p>
          </table:table-cell>
          <table:table-cell table:style-name="ce3" table:formula="of:=COUNTIFS([.B$1:.B$1048576];2;[.A$1:.A$1048576];2)" office:value-type="float" office:value="139" calcext:value-type="float">
            <text:p>139</text:p>
          </table:table-cell>
          <table:table-cell table:style-name="ce3" table:formula="of:=COUNTIFS([.B$1:.B$1048576];3;[.A$1:.A$1048576];2)" office:value-type="float" office:value="0" calcext:value-type="float">
            <text:p>0</text:p>
          </table:table-cell>
          <table:table-cell table:style-name="ce3" table:formula="of:=COUNTIFS([.B$1:.B$1048576];4;[.A$1:.A$1048576];2)" office:value-type="float" office:value="0" calcext:value-type="float">
            <text:p>0</text:p>
          </table:table-cell>
          <table:table-cell table:style-name="ce3" table:formula="of:=COUNTIFS([.B$1:.B$1048576];5;[.A$1:.A$1048576];2)" office:value-type="float" office:value="0" calcext:value-type="float">
            <text:p>0</text:p>
          </table:table-cell>
          <table:table-cell table:style-name="ce3" table:formula="of:=COUNTIFS([.B$1:.B$1048576];6;[.A$1:.A$1048576];2)" office:value-type="float" office:value="0" calcext:value-type="float">
            <text:p>0</text:p>
          </table:table-cell>
          <table:table-cell table:style-name="ce3" table:formula="of:=COUNTIFS([.B$1:.B$1048576];7;[.A$1:.A$1048576];2)" office:value-type="float" office:value="1" calcext:value-type="float">
            <text:p>1</text:p>
          </table:table-cell>
          <table:table-cell table:style-name="ce3" table:formula="of:=COUNTIFS([.B$1:.B$1048576];8;[.A$1:.A$1048576];2)" office:value-type="float" office:value="1" calcext:value-type="float">
            <text:p>1</text:p>
          </table:table-cell>
          <table:table-cell table:style-name="ce3" table:formula="of:=COUNTIFS([.B$1:.B$1048576];9;[.A$1:.A$1048576];2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COUNTIFS([.B$1:.B$1048576];0;[.A$1:.A$1048576];3)" office:value-type="float" office:value="11" calcext:value-type="float">
            <text:p>11</text:p>
          </table:table-cell>
          <table:table-cell table:style-name="ce4" table:formula="of:=COUNTIFS([.B$1:.B$1048576];1;[.A$1:.A$1048576];3)" office:value-type="float" office:value="3" calcext:value-type="float">
            <text:p>3</text:p>
          </table:table-cell>
          <table:table-cell table:style-name="ce4" table:formula="of:=COUNTIFS([.B$1:.B$1048576];2;[.A$1:.A$1048576];3)" office:value-type="float" office:value="0" calcext:value-type="float">
            <text:p>0</text:p>
          </table:table-cell>
          <table:table-cell table:style-name="ce4" table:formula="of:=COUNTIFS([.B$1:.B$1048576];3;[.A$1:.A$1048576];3)" office:value-type="float" office:value="150" calcext:value-type="float">
            <text:p>150</text:p>
          </table:table-cell>
          <table:table-cell table:style-name="ce4" table:formula="of:=COUNTIFS([.B$1:.B$1048576];4;[.A$1:.A$1048576];3)" office:value-type="float" office:value="0" calcext:value-type="float">
            <text:p>0</text:p>
          </table:table-cell>
          <table:table-cell table:style-name="ce4" table:formula="of:=COUNTIFS([.B$1:.B$1048576];5;[.A$1:.A$1048576];3)" office:value-type="float" office:value="2" calcext:value-type="float">
            <text:p>2</text:p>
          </table:table-cell>
          <table:table-cell table:style-name="ce4" table:formula="of:=COUNTIFS([.B$1:.B$1048576];6;[.A$1:.A$1048576];3)" office:value-type="float" office:value="0" calcext:value-type="float">
            <text:p>0</text:p>
          </table:table-cell>
          <table:table-cell table:style-name="ce4" table:formula="of:=COUNTIFS([.B$1:.B$1048576];7;[.A$1:.A$1048576];3)" office:value-type="float" office:value="0" calcext:value-type="float">
            <text:p>0</text:p>
          </table:table-cell>
          <table:table-cell table:style-name="ce4" table:formula="of:=COUNTIFS([.B$1:.B$1048576];8;[.A$1:.A$1048576];3)" office:value-type="float" office:value="1" calcext:value-type="float">
            <text:p>1</text:p>
          </table:table-cell>
          <table:table-cell table:style-name="ce4" table:formula="of:=COUNTIFS([.B$1:.B$1048576];9;[.A$1:.A$1048576];3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COUNTIFS([.B$1:.B$1048576];0;[.A$1:.A$1048576];4)" office:value-type="float" office:value="11" calcext:value-type="float">
            <text:p>11</text:p>
          </table:table-cell>
          <table:table-cell table:style-name="ce5" table:formula="of:=COUNTIFS([.B$1:.B$1048576];1;[.A$1:.A$1048576];4)" office:value-type="float" office:value="1" calcext:value-type="float">
            <text:p>1</text:p>
          </table:table-cell>
          <table:table-cell table:style-name="ce5" table:formula="of:=COUNTIFS([.B$1:.B$1048576];2;[.A$1:.A$1048576];4)" office:value-type="float" office:value="0" calcext:value-type="float">
            <text:p>0</text:p>
          </table:table-cell>
          <table:table-cell table:style-name="ce5" table:formula="of:=COUNTIFS([.B$1:.B$1048576];3;[.A$1:.A$1048576];4)" office:value-type="float" office:value="0" calcext:value-type="float">
            <text:p>0</text:p>
          </table:table-cell>
          <table:table-cell table:style-name="ce5" table:formula="of:=COUNTIFS([.B$1:.B$1048576];4;[.A$1:.A$1048576];4)" office:value-type="float" office:value="144" calcext:value-type="float">
            <text:p>144</text:p>
          </table:table-cell>
          <table:table-cell table:style-name="ce5" table:formula="of:=COUNTIFS([.B$1:.B$1048576];5;[.A$1:.A$1048576];4)" office:value-type="float" office:value="0" calcext:value-type="float">
            <text:p>0</text:p>
          </table:table-cell>
          <table:table-cell table:style-name="ce5" table:formula="of:=COUNTIFS([.B$1:.B$1048576];6;[.A$1:.A$1048576];4)" office:value-type="float" office:value="1" calcext:value-type="float">
            <text:p>1</text:p>
          </table:table-cell>
          <table:table-cell table:style-name="ce5" table:formula="of:=COUNTIFS([.B$1:.B$1048576];7;[.A$1:.A$1048576];4)" office:value-type="float" office:value="0" calcext:value-type="float">
            <text:p>0</text:p>
          </table:table-cell>
          <table:table-cell table:style-name="ce5" table:formula="of:=COUNTIFS([.B$1:.B$1048576];8;[.A$1:.A$1048576];4)" office:value-type="float" office:value="0" calcext:value-type="float">
            <text:p>0</text:p>
          </table:table-cell>
          <table:table-cell table:style-name="ce5" table:formula="of:=COUNTIFS([.B$1:.B$1048576];9;[.A$1:.A$1048576];4)"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COUNTIFS([.B$1:.B$1048576];0;[.A$1:.A$1048576];5)" office:value-type="float" office:value="7" calcext:value-type="float">
            <text:p>7</text:p>
          </table:table-cell>
          <table:table-cell table:style-name="ce6" table:formula="of:=COUNTIFS([.B$1:.B$1048576];1;[.A$1:.A$1048576];5)" office:value-type="float" office:value="1" calcext:value-type="float">
            <text:p>1</text:p>
          </table:table-cell>
          <table:table-cell table:style-name="ce6" table:formula="of:=COUNTIFS([.B$1:.B$1048576];2;[.A$1:.A$1048576];5)" office:value-type="float" office:value="0" calcext:value-type="float">
            <text:p>0</text:p>
          </table:table-cell>
          <table:table-cell table:style-name="ce6" table:formula="of:=COUNTIFS([.B$1:.B$1048576];3;[.A$1:.A$1048576];5)" office:value-type="float" office:value="1" calcext:value-type="float">
            <text:p>1</text:p>
          </table:table-cell>
          <table:table-cell table:style-name="ce6" table:formula="of:=COUNTIFS([.B$1:.B$1048576];4;[.A$1:.A$1048576];5)" office:value-type="float" office:value="0" calcext:value-type="float">
            <text:p>0</text:p>
          </table:table-cell>
          <table:table-cell table:style-name="ce6" table:formula="of:=COUNTIFS([.B$1:.B$1048576];5;[.A$1:.A$1048576];5)" office:value-type="float" office:value="132" calcext:value-type="float">
            <text:p>132</text:p>
          </table:table-cell>
          <table:table-cell table:style-name="ce6" table:formula="of:=COUNTIFS([.B$1:.B$1048576];6;[.A$1:.A$1048576];5)" office:value-type="float" office:value="0" calcext:value-type="float">
            <text:p>0</text:p>
          </table:table-cell>
          <table:table-cell table:style-name="ce6" table:formula="of:=COUNTIFS([.B$1:.B$1048576];7;[.A$1:.A$1048576];5)" office:value-type="float" office:value="0" calcext:value-type="float">
            <text:p>0</text:p>
          </table:table-cell>
          <table:table-cell table:style-name="ce6" table:formula="of:=COUNTIFS([.B$1:.B$1048576];8;[.A$1:.A$1048576];5)" office:value-type="float" office:value="0" calcext:value-type="float">
            <text:p>0</text:p>
          </table:table-cell>
          <table:table-cell table:style-name="ce6" table:formula="of:=COUNTIFS([.B$1:.B$1048576];9;[.A$1:.A$1048576];5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COUNTIFS([.B$1:.B$1048576];0;[.A$1:.A$1048576];6)" office:value-type="float" office:value="2" calcext:value-type="float">
            <text:p>2</text:p>
          </table:table-cell>
          <table:table-cell table:style-name="ce7" table:formula="of:=COUNTIFS([.B$1:.B$1048576];1;[.A$1:.A$1048576];6)" office:value-type="float" office:value="0" calcext:value-type="float">
            <text:p>0</text:p>
          </table:table-cell>
          <table:table-cell table:style-name="ce7" table:formula="of:=COUNTIFS([.B$1:.B$1048576];2;[.A$1:.A$1048576];6)" office:value-type="float" office:value="0" calcext:value-type="float">
            <text:p>0</text:p>
          </table:table-cell>
          <table:table-cell table:style-name="ce7" table:formula="of:=COUNTIFS([.B$1:.B$1048576];3;[.A$1:.A$1048576];6)" office:value-type="float" office:value="0" calcext:value-type="float">
            <text:p>0</text:p>
          </table:table-cell>
          <table:table-cell table:style-name="ce7" table:formula="of:=COUNTIFS([.B$1:.B$1048576];4;[.A$1:.A$1048576];6)" office:value-type="float" office:value="0" calcext:value-type="float">
            <text:p>0</text:p>
          </table:table-cell>
          <table:table-cell table:style-name="ce7" table:formula="of:=COUNTIFS([.B$1:.B$1048576];5;[.A$1:.A$1048576];6)" office:value-type="float" office:value="0" calcext:value-type="float">
            <text:p>0</text:p>
          </table:table-cell>
          <table:table-cell table:style-name="ce7" table:formula="of:=COUNTIFS([.B$1:.B$1048576];6;[.A$1:.A$1048576];6)" office:value-type="float" office:value="164" calcext:value-type="float">
            <text:p>164</text:p>
          </table:table-cell>
          <table:table-cell table:style-name="ce7" table:formula="of:=COUNTIFS([.B$1:.B$1048576];7;[.A$1:.A$1048576];6)" office:value-type="float" office:value="0" calcext:value-type="float">
            <text:p>0</text:p>
          </table:table-cell>
          <table:table-cell table:style-name="ce7" table:formula="of:=COUNTIFS([.B$1:.B$1048576];8;[.A$1:.A$1048576];6)" office:value-type="float" office:value="0" calcext:value-type="float">
            <text:p>0</text:p>
          </table:table-cell>
          <table:table-cell table:style-name="ce7" table:formula="of:=COUNTIFS([.B$1:.B$1048576];9;[.A$1:.A$1048576];6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COUNTIFS([.B$1:.B$1048576];0;[.A$1:.A$1048576];7)" office:value-type="float" office:value="11" calcext:value-type="float">
            <text:p>11</text:p>
          </table:table-cell>
          <table:table-cell table:style-name="ce8" table:formula="of:=COUNTIFS([.B$1:.B$1048576];1;[.A$1:.A$1048576];7)" office:value-type="float" office:value="5" calcext:value-type="float">
            <text:p>5</text:p>
          </table:table-cell>
          <table:table-cell table:style-name="ce8" table:formula="of:=COUNTIFS([.B$1:.B$1048576];2;[.A$1:.A$1048576];7)" office:value-type="float" office:value="0" calcext:value-type="float">
            <text:p>0</text:p>
          </table:table-cell>
          <table:table-cell table:style-name="ce8" table:formula="of:=COUNTIFS([.B$1:.B$1048576];3;[.A$1:.A$1048576];7)" office:value-type="float" office:value="0" calcext:value-type="float">
            <text:p>0</text:p>
          </table:table-cell>
          <table:table-cell table:style-name="ce8" table:formula="of:=COUNTIFS([.B$1:.B$1048576];4;[.A$1:.A$1048576];7)" office:value-type="float" office:value="1" calcext:value-type="float">
            <text:p>1</text:p>
          </table:table-cell>
          <table:table-cell table:style-name="ce8" table:formula="of:=COUNTIFS([.B$1:.B$1048576];5;[.A$1:.A$1048576];7)" office:value-type="float" office:value="0" calcext:value-type="float">
            <text:p>0</text:p>
          </table:table-cell>
          <table:table-cell table:style-name="ce8" table:formula="of:=COUNTIFS([.B$1:.B$1048576];6;[.A$1:.A$1048576];7)" office:value-type="float" office:value="0" calcext:value-type="float">
            <text:p>0</text:p>
          </table:table-cell>
          <table:table-cell table:style-name="ce8" table:formula="of:=COUNTIFS([.B$1:.B$1048576];7;[.A$1:.A$1048576];7)" office:value-type="float" office:value="149" calcext:value-type="float">
            <text:p>149</text:p>
          </table:table-cell>
          <table:table-cell table:style-name="ce8" table:formula="of:=COUNTIFS([.B$1:.B$1048576];8;[.A$1:.A$1048576];7)" office:value-type="float" office:value="0" calcext:value-type="float">
            <text:p>0</text:p>
          </table:table-cell>
          <table:table-cell table:style-name="ce8" table:formula="of:=COUNTIFS([.B$1:.B$1048576];9;[.A$1:.A$1048576];7)" office:value-type="float" office:value="6" calcext:value-type="float">
            <text:p>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table:formula="of:=COUNTIFS([.B$1:.B$1048576];0;[.A$1:.A$1048576];8)" office:value-type="float" office:value="31" calcext:value-type="float">
            <text:p>31</text:p>
          </table:table-cell>
          <table:table-cell table:style-name="ce9" table:formula="of:=COUNTIFS([.B$1:.B$1048576];1;[.A$1:.A$1048576];8)" office:value-type="float" office:value="3" calcext:value-type="float">
            <text:p>3</text:p>
          </table:table-cell>
          <table:table-cell table:style-name="ce9" table:formula="of:=COUNTIFS([.B$1:.B$1048576];2;[.A$1:.A$1048576];8)" office:value-type="float" office:value="0" calcext:value-type="float">
            <text:p>0</text:p>
          </table:table-cell>
          <table:table-cell table:style-name="ce9" table:formula="of:=COUNTIFS([.B$1:.B$1048576];3;[.A$1:.A$1048576];8)" office:value-type="float" office:value="2" calcext:value-type="float">
            <text:p>2</text:p>
          </table:table-cell>
          <table:table-cell table:style-name="ce9" table:formula="of:=COUNTIFS([.B$1:.B$1048576];4;[.A$1:.A$1048576];8)" office:value-type="float" office:value="0" calcext:value-type="float">
            <text:p>0</text:p>
          </table:table-cell>
          <table:table-cell table:style-name="ce9" table:formula="of:=COUNTIFS([.B$1:.B$1048576];5;[.A$1:.A$1048576];8)" office:value-type="float" office:value="3" calcext:value-type="float">
            <text:p>3</text:p>
          </table:table-cell>
          <table:table-cell table:style-name="ce9" table:formula="of:=COUNTIFS([.B$1:.B$1048576];6;[.A$1:.A$1048576];8)" office:value-type="float" office:value="0" calcext:value-type="float">
            <text:p>0</text:p>
          </table:table-cell>
          <table:table-cell table:style-name="ce9" table:formula="of:=COUNTIFS([.B$1:.B$1048576];7;[.A$1:.A$1048576];8)" office:value-type="float" office:value="0" calcext:value-type="float">
            <text:p>0</text:p>
          </table:table-cell>
          <table:table-cell table:style-name="ce9" table:formula="of:=COUNTIFS([.B$1:.B$1048576];8;[.A$1:.A$1048576];8)" office:value-type="float" office:value="110" calcext:value-type="float">
            <text:p>110</text:p>
          </table:table-cell>
          <table:table-cell table:style-name="ce9" table:formula="of:=COUNTIFS([.B$1:.B$1048576];9;[.A$1:.A$1048576];8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COUNTIFS([.B$1:.B$1048576];0;[.A$1:.A$1048576];9)" office:value-type="float" office:value="11" calcext:value-type="float">
            <text:p>11</text:p>
          </table:table-cell>
          <table:table-cell table:style-name="ce10" table:formula="of:=COUNTIFS([.B$1:.B$1048576];1;[.A$1:.A$1048576];9)" office:value-type="float" office:value="1" calcext:value-type="float">
            <text:p>1</text:p>
          </table:table-cell>
          <table:table-cell table:style-name="ce10" table:formula="of:=COUNTIFS([.B$1:.B$1048576];2;[.A$1:.A$1048576];9)" office:value-type="float" office:value="0" calcext:value-type="float">
            <text:p>0</text:p>
          </table:table-cell>
          <table:table-cell table:style-name="ce10" table:formula="of:=COUNTIFS([.B$1:.B$1048576];3;[.A$1:.A$1048576];9)" office:value-type="float" office:value="0" calcext:value-type="float">
            <text:p>0</text:p>
          </table:table-cell>
          <table:table-cell table:style-name="ce10" table:formula="of:=COUNTIFS([.B$1:.B$1048576];4;[.A$1:.A$1048576];9)" office:value-type="float" office:value="0" calcext:value-type="float">
            <text:p>0</text:p>
          </table:table-cell>
          <table:table-cell table:style-name="ce10" table:formula="of:=COUNTIFS([.B$1:.B$1048576];5;[.A$1:.A$1048576];9)" office:value-type="float" office:value="0" calcext:value-type="float">
            <text:p>0</text:p>
          </table:table-cell>
          <table:table-cell table:style-name="ce10" table:formula="of:=COUNTIFS([.B$1:.B$1048576];6;[.A$1:.A$1048576];9)" office:value-type="float" office:value="0" calcext:value-type="float">
            <text:p>0</text:p>
          </table:table-cell>
          <table:table-cell table:style-name="ce10" table:formula="of:=COUNTIFS([.B$1:.B$1048576];7;[.A$1:.A$1048576];9)" office:value-type="float" office:value="3" calcext:value-type="float">
            <text:p>3</text:p>
          </table:table-cell>
          <table:table-cell table:style-name="ce10" table:formula="of:=COUNTIFS([.B$1:.B$1048576];8;[.A$1:.A$1048576];9)" office:value-type="float" office:value="0" calcext:value-type="float">
            <text:p>0</text:p>
          </table:table-cell>
          <table:table-cell table:style-name="ce10" table:formula="of:=COUNTIFS([.B$1:.B$1048576];9;[.A$1:.A$1048576];9)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S([.A$1:.A$1048576];0;[.B$1:.B$1048576];0)/COUNTIF([.A$1:.A$1048576];0)" office:value-type="float" office:value="0.993865030674847" calcext:value-type="float">
            <text:p>0.99386503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S([.A$1:.A$1048576];1;[.B$1:.B$1048576];1)/COUNTIF([.A$1:.A$1048576];1)" office:value-type="float" office:value="0.978021978021978" calcext:value-type="float">
            <text:p>0.9780219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S([.A$1:.A$1048576];2;[.B$1:.B$1048576];2)/COUNTIF([.A$1:.A$1048576];2)" office:value-type="float" office:value="0.874213836477987" calcext:value-type="float">
            <text:p>0.87421383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S([.A$1:.A$1048576];3;[.B$1:.B$1048576];3)/COUNTIF([.A$1:.A$1048576];3)" office:value-type="float" office:value="0.892857142857143" calcext:value-type="float">
            <text:p>0.89285714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S([.A$1:.A$1048576];4;[.B$1:.B$1048576];4)/COUNTIF([.A$1:.A$1048576];4)" office:value-type="float" office:value="0.878048780487805" calcext:value-type="float">
            <text:p>0.87804878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S([.A$1:.A$1048576];5;[.B$1:.B$1048576];5)/COUNTIF([.A$1:.A$1048576];5)" office:value-type="float" office:value="0.929577464788732" calcext:value-type="float">
            <text:p>0.92957746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S([.A$1:.A$1048576];6;[.B$1:.B$1048576];6)/COUNTIF([.A$1:.A$1048576];6)" office:value-type="float" office:value="0.987951807228916" calcext:value-type="float">
            <text:p>0.98795180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S([.A$1:.A$1048576];7;[.B$1:.B$1048576];7)/COUNTIF([.A$1:.A$1048576];7)" office:value-type="float" office:value="0.866279069767442" calcext:value-type="float">
            <text:p>0.86627906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S([.A$1:.A$1048576];8;[.B$1:.B$1048576];8)/COUNTIF([.A$1:.A$1048576];8)" office:value-type="float" office:value="0.733333333333333" calcext:value-type="float">
            <text:p>0.733333333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S([.A$1:.A$1048576];9;[.B$1:.B$1048576];9)/COUNTIF([.A$1:.A$1048576];9)" office:value-type="float" office:value="0.906832298136646" calcext:value-type="float">
            <text:p>0.90683229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Average</text:p>
          </table:table-cell>
          <table:table-cell table:formula="of:=SUM([.F16:.F25])/10" office:value-type="float" office:value="0.904098074177483" calcext:value-type="float">
            <text:p>0.90409807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calcext:conditional-formats>
          <calcext:conditional-format calcext:target-range-address="'knn_results(6)'.E4:'knn_results(6)'.N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knn_results(6)'.E5:'knn_results(6)'.N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6:'knn_results(6)'.N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7:'knn_results(6)'.N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8:'knn_results(6)'.N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9:'knn_results(6)'.N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0:'knn_results(6)'.N1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1:'knn_results(6)'.N1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2:'knn_results(6)'.N12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3:'knn_results(6)'.N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7:42:18.248278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7:52:25.652742628</dc:date>
    <meta:editing-duration>PT15M57S</meta:editing-duration>
    <meta:editing-cycles>2</meta:editing-cycles>
    <meta:generator>LibreOffice/5.1.6.2$Linux_X86_64 LibreOffice_project/10m0$Build-2</meta:generator>
    <meta:document-statistic meta:table-count="1" meta:cell-count="3399" meta:object-count="0"/>
  </office:meta>
</office:document-meta>
</file>